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calcext="urn:org:documentfoundation:names:experimental:calc:xmlns:calcext:1.0" xmlns:loext="urn:org:documentfoundation:names:experimental:office:xmlns:loext:1.0" xmlns:dom="http://www.w3.org/2001/xml-events" xmlns:xforms="http://www.w3.org/2002/xforms" xmlns:xsd="http://www.w3.org/2001/XMLSchema" xmlns:xsi="http://www.w3.org/2001/XMLSchema-instance" office:version="1.2">
  <office:font-face-decls>
    <style:font-face style:name="Calibri" svg:font-family="Calibri"/>
    <style:font-face style:name="Arial" svg:font-family="Arial"/>
  </office:font-face-decls>
  <office:automatic-styles>
    <style:style style:name="co1" style:family="table-column">
      <style:table-column-properties fo:break-before="auto" style:column-width="0.645833333333333in"/>
    </style:style>
    <style:style style:name="ro1" style:family="table-row">
      <style:table-row-properties style:row-height="0.208333333333333in" fo:break-before="auto" style:use-optimal-row-height="true"/>
    </style:style>
    <style:style style:name="ro2" style:family="table-row">
      <style:table-row-properties style:row-height="0.354166666666667in" fo:break-before="auto" style:use-optimal-row-height="false"/>
    </style:style>
    <style:style style:name="ro3" style:family="table-row">
      <style:table-row-properties style:row-height="0.53125in" fo:break-before="auto" style:use-optimal-row-height="true"/>
    </style:style>
    <style:style style:name="ro4" style:family="table-row">
      <style:table-row-properties style:row-height="0.354166666666667in" fo:break-before="auto" style:use-optimal-row-height="true"/>
    </style:style>
    <style:style style:name="ro5" style:family="table-row">
      <style:table-row-properties style:row-height="0.70833333333333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>
      <style:table-cell-properties style:vertical-align="middle"/>
      <style:paragraph-properties/>
    </style:style>
    <style:style style:name="ce64" style:family="table-cell" style:parent-style-name="Default">
      <style:table-cell-properties fo:wrap-option="wrap" style:vertical-align="middle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5" style:family="table-cell" style:parent-style-name="Default">
      <style:table-cell-properties fo:wrap-option="wrap" style:vertical-align="middle"/>
      <style:paragraph-properties fo:text-align="start" fo:margin-left="0cm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6" style:family="table-cell" style:parent-style-name="Default">
      <style:table-cell-properties fo:wrap-option="wrap" style:vertical-align="middle"/>
      <style:paragraph-properties fo:text-align="end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T8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3pt" style:font-size-asian="13pt" style:font-size-complex="13pt" fo:color="#44546A" style:text-underline-style="none"/>
    </style:style>
    <style:style style:name="T9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T11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9C6500" style:text-underline-style="none"/>
    </style:style>
    <style:style style:name="T12" style:family="text">
      <style:text-properties style:font-name="Calibri" style:font-name-asian="Calibri" fo:font-weight="normal" style:font-weight-asian="normal" style:font-weight-complex="normal" fo:font-style="italic" style:font-style-asian="italic" style:font-style-complex="italic" style:text-line-through-style="none" fo:font-size="11pt" style:font-size-asian="11pt" style:font-size-complex="11pt" fo:color="#7F7F7F" style:text-underline-style="none"/>
    </style:style>
    <style:style style:name="T13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A7D00" style:text-underline-style="none"/>
    </style:style>
    <style:style style:name="T14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44546A" style:text-underline-style="none"/>
    </style:style>
    <style:style style:name="T15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F3F76" style:text-underline-style="none"/>
    </style:style>
    <style:style style:name="T16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FF" style:text-underline-style="solid" style:text-underline-type="single"/>
    </style:style>
    <style:style style:name="T17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9C0006" style:text-underline-style="none"/>
    </style:style>
    <style:style style:name="T18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6100" style:text-underline-style="none"/>
    </style:style>
    <style:style style:name="T19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2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A7D00" style:text-underline-style="none"/>
    </style:style>
    <style:style style:name="T21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44546A" style:text-underline-style="none"/>
    </style:style>
    <style:style style:name="T22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T23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F3F3F" style:text-underline-style="none"/>
    </style:style>
    <style:style style:name="T24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5pt" style:font-size-asian="15pt" style:font-size-complex="15pt" fo:color="#44546A" style:text-underline-style="none"/>
    </style:style>
    <style:style style:name="T25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800080" style:text-underline-style="solid" style:text-underline-type="sing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64" office:value-type="string">
            <text:p>Tasques a fer</text:p>
          </table:table-cell>
          <table:table-cell table:style-name="ce65" office:value-type="string">
            <text:p>L’ha feta?</text:p>
          </table:table-cell>
          <table:table-cell/>
          <table:table-cell table:number-columns-spanned="2" table:number-rows-spanned="1" table:style-name="ce64" office:value-type="string">
            <text:p>Recompte</text:p>
          </table:table-cell>
          <table:covered-table-cell table:style-name="ce64"/>
          <table:table-cell table:number-columns-repeated="1019"/>
        </table:table-row>
        <table:table-row table:style-name="ro1">
          <table:table-cell table:style-name="ce65" office:value-type="string">
            <text:p>Ha fet el llit?</text:p>
          </table:table-cell>
          <table:table-cell table:style-name="ce65" office:value-type="string">
            <text:p>Si</text:p>
          </table:table-cell>
          <table:table-cell/>
          <table:table-cell table:style-name="ce65" office:value-type="string">
            <text:p>Quants «Si»</text:p>
          </table:table-cell>
          <table:table-cell table:style-name="ce66" table:formula="of:=COUNTIF([.B2:.B8];&quot;Si&quot;)"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65" office:value-type="string">
            <text:p>Ha anat a fer les compres?</text:p>
          </table:table-cell>
          <table:table-cell table:style-name="ce65" office:value-type="string">
            <text:p>No</text:p>
          </table:table-cell>
          <table:table-cell/>
          <table:table-cell table:style-name="ce65" office:value-type="string">
            <text:p>Quants «No»</text:p>
          </table:table-cell>
          <table:table-cell table:style-name="ce66" table:formula="of:=COUNTIF([.B2:.B8];&quot;No&quot;)" office:value-type="float" office:value="3">
            <text:p>3</text:p>
          </table:table-cell>
          <table:table-cell table:number-columns-repeated="1019"/>
        </table:table-row>
        <table:table-row table:style-name="ro4">
          <table:table-cell table:style-name="ce65" office:value-type="string">
            <text:p>Ha tret el ca a passeigar?</text:p>
          </table:table-cell>
          <table:table-cell table:style-name="ce65" office:value-type="string">
            <text:p>Si</text:p>
          </table:table-cell>
          <table:table-cell/>
          <table:table-cell table:style-name="ce65" office:value-type="string">
            <text:p>Total</text:p>
          </table:table-cell>
          <table:table-cell table:style-name="ce66" table:formula="of:=SUM([.E2:.E3])" office:value-type="float" office:value="7">
            <text:p>7</text:p>
          </table:table-cell>
          <table:table-cell table:number-columns-repeated="1019"/>
        </table:table-row>
        <table:table-row table:style-name="ro5">
          <table:table-cell table:style-name="ce65" office:value-type="string">
            <text:p>L’hi ha donat menjar al moix?</text:p>
          </table:table-cell>
          <table:table-cell table:style-name="ce65" office:value-type="string">
            <text:p>Si</text:p>
          </table:table-cell>
          <table:table-cell table:number-columns-repeated="1022"/>
        </table:table-row>
        <table:table-row table:style-name="ro4">
          <table:table-cell table:style-name="ce65" office:value-type="string">
            <text:p>Ha tret el fems?</text:p>
          </table:table-cell>
          <table:table-cell table:style-name="ce65" office:value-type="string">
            <text:p>No</text:p>
          </table:table-cell>
          <table:table-cell table:number-columns-repeated="1022"/>
        </table:table-row>
        <table:table-row table:style-name="ro4">
          <table:table-cell table:style-name="ce65" office:value-type="string">
            <text:p>Ha fet net la casa?</text:p>
          </table:table-cell>
          <table:table-cell table:style-name="ce65" office:value-type="string">
            <text:p>Si</text:p>
          </table:table-cell>
          <table:table-cell table:number-columns-repeated="1022"/>
        </table:table-row>
        <table:table-row table:style-name="ro4">
          <table:table-cell table:style-name="ce65" office:value-type="string">
            <text:p>Ha fet els deures?</text:p>
          </table:table-cell>
          <table:table-cell table:style-name="ce65" office:value-type="string">
            <text:p>No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number-style style:name="N41P0" style:volatile="true">
      <number:text>  </number:text>
      <number:number number:decimal-places="0" number:min-integer-digits="1" number:grouping="true"/>
      <number:text> </number:text>
    </number:number-style>
    <number:number-style style:name="N41P1" style:volatile="true">
      <number:text>- </number:text>
      <number:number number:decimal-places="0" number:min-integer-digits="1" number:grouping="true"/>
      <number:text> </number:text>
    </number:number-style>
    <number:text-style style:name="N41P2" style:volatile="true">
      <number:text>  -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3P0" style:volatile="true">
      <number:text>  </number:text>
      <number:number number:min-integer-digits="1" number:grouping="true" number:decimal-places="2"/>
      <number:text> </number:text>
    </number:number-style>
    <number:number-style style:name="N43P1" style:volatile="true">
      <number:text>- </number:text>
      <number:number number:min-integer-digits="1" number:grouping="true" number:decimal-places="2"/>
      <number:text> </number:text>
    </number:number-style>
    <number:text-style style:name="N43P2" style:volatile="true">
      <number:text>  -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176P0" style:volatile="true">
      <number:text>  </number:text>
      <number:number number:min-integer-digits="1" number:grouping="true" number:decimal-places="2"/>
      <number:text> € </number:text>
    </number:number-style>
    <number:number-style style:name="N176P1" style:volatile="true">
      <number:text>- </number:text>
      <number:number number:min-integer-digits="1" number:grouping="true" number:decimal-places="2"/>
      <number:text> € </number:text>
    </number:number-style>
    <number:text-style style:name="N176P2" style:volatile="true">
      <number:text>  - € </number:text>
    </number:text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text>  </number:text>
      <number:number number:decimal-places="0" number:min-integer-digits="1" number:grouping="true"/>
      <number:text> € </number:text>
    </number:number-style>
    <number:number-style style:name="N177P1" style:volatile="true">
      <number:text>- </number:text>
      <number:number number:decimal-places="0" number:min-integer-digits="1" number:grouping="true"/>
      <number:text> € </number:text>
    </number:number-style>
    <number:text-style style:name="N177P2" style:volatile="true">
      <number:text>  - € </number:text>
    </number:text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style:style style:name="Default" style:family="table-cell" style:data-style-name="N0">
      <style:table-cell-properties fo:border="none" style:vertical-align="middle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>
      <style:table-cell-properties style:vertical-align="bottom"/>
      <style:paragraph-properties/>
    </style:style>
    <style:style style:name="Currency" style:family="table-cell" style:data-style-name="N176">
      <style:table-cell-properties style:vertical-align="bottom"/>
      <style:paragraph-properties/>
    </style:style>
    <style:style style:name="Currency [0]" style:family="table-cell" style:data-style-name="N177">
      <style:table-cell-properties style:vertical-align="bottom"/>
      <style:paragraph-properties/>
    </style:style>
    <style:style style:name="Comma" style:family="table-cell" style:data-style-name="N43">
      <style:table-cell-properties style:vertical-align="bottom"/>
      <style:paragraph-properties/>
    </style:style>
    <style:style style:name="Comma [0]" style:family="table-cell" style:data-style-name="N41">
      <style:table-cell-properties style:vertical-align="bottom"/>
      <style:paragraph-properties/>
    </style:style>
    <style:style style:name="60% - Accent6" style:family="table-cell">
      <style:table-cell-properties style:vertical-align="bottom" fo:background-color="#A9D18E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40% - Accent6" style:family="table-cell">
      <style:table-cell-properties style:vertical-align="bottom" fo:background-color="#C5E0B4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60% - Accent5" style:family="table-cell">
      <style:table-cell-properties style:vertical-align="bottom" fo:background-color="#8FAADC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Accent6" style:family="table-cell">
      <style:table-cell-properties style:vertical-align="bottom" fo:background-color="#70AD47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40% - Accent5" style:family="table-cell">
      <style:table-cell-properties style:vertical-align="bottom" fo:background-color="#B4C7E7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20% - Accent5" style:family="table-cell">
      <style:table-cell-properties style:vertical-align="bottom" fo:background-color="#DAE3F3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60% - Accent4" style:family="table-cell">
      <style:table-cell-properties style:vertical-align="bottom" fo:background-color="#FFD966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Accent5" style:family="table-cell">
      <style:table-cell-properties style:vertical-align="bottom" fo:background-color="#4472C4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40% - Accent4" style:family="table-cell">
      <style:table-cell-properties style:vertical-align="bottom" fo:background-color="#FFE699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Accent4" style:family="table-cell">
      <style:table-cell-properties style:vertical-align="bottom" fo:background-color="#FFC000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Linked Cell" style:family="table-cell">
      <style:table-cell-properties fo:border-bottom="3.0pt double #FF8001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A7D00" style:text-underline-style="none"/>
    </style:style>
    <style:style style:name="40% - Accent3" style:family="table-cell">
      <style:table-cell-properties style:vertical-align="bottom" fo:background-color="#DBDBDB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60% - Accent2" style:family="table-cell">
      <style:table-cell-properties style:vertical-align="bottom" fo:background-color="#F4B183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Accent3" style:family="table-cell">
      <style:table-cell-properties style:vertical-align="bottom" fo:background-color="#A5A5A5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40% - Accent2" style:family="table-cell">
      <style:table-cell-properties style:vertical-align="bottom" fo:background-color="#F8CBA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20% - Accent2" style:family="table-cell">
      <style:table-cell-properties style:vertical-align="bottom" fo:background-color="#FBE5D6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Accent2" style:family="table-cell">
      <style:table-cell-properties style:vertical-align="bottom" fo:background-color="#ED7D31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40% - Accent1" style:family="table-cell">
      <style:table-cell-properties style:vertical-align="bottom" fo:background-color="#BDD7EE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20% - Accent1" style:family="table-cell">
      <style:table-cell-properties style:vertical-align="bottom" fo:background-color="#DEEBF7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Accent1" style:family="table-cell">
      <style:table-cell-properties style:vertical-align="bottom" fo:background-color="#5B9BD5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Neutral" style:family="table-cell">
      <style:table-cell-properties style:vertical-align="bottom" fo:background-color="#FFEB9C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9C6500" style:text-underline-style="none"/>
    </style:style>
    <style:style style:name="60% - Accent1" style:family="table-cell">
      <style:table-cell-properties style:vertical-align="bottom" fo:background-color="#9DC3E6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Bad" style:family="table-cell">
      <style:table-cell-properties style:vertical-align="bottom" fo:background-color="#FFC7CE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9C0006" style:text-underline-style="none"/>
    </style:style>
    <style:style style:name="20% - Accent4" style:family="table-cell">
      <style:table-cell-properties style:vertical-align="bottom" fo:background-color="#FFF2CC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otal" style:family="table-cell">
      <style:table-cell-properties fo:border-top="1.0pt solid #5B9BD5" fo:border-bottom="3.0pt double #5B9BD5" style:vertical-align="bottom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Output" style:family="table-cell">
      <style:table-cell-properties fo:border-left="1.0pt solid #3F3F3F" fo:border-right="1.0pt solid #3F3F3F" fo:border-top="1.0pt solid #3F3F3F" fo:border-bottom="1.0pt solid #3F3F3F" style:vertical-align="bottom" fo:background-color="#F2F2F2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F3F3F" style:text-underline-style="none"/>
    </style:style>
    <style:style style:name="20% - Accent3" style:family="table-cell">
      <style:table-cell-properties style:vertical-align="bottom" fo:background-color="#EDED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Note" style:family="table-cell">
      <style:table-cell-properties fo:border-left="1.0pt solid #B2B2B2" fo:border-right="1.0pt solid #B2B2B2" fo:border-top="1.0pt solid #B2B2B2" fo:border-bottom="1.0pt solid #B2B2B2" style:vertical-align="bottom" fo:background-color="#FFFFCC"/>
      <style:paragraph-properties/>
    </style:style>
    <style:style style:name="Input" style:family="table-cell">
      <style:table-cell-properties fo:border-left="1.0pt solid #7F7F7F" fo:border-right="1.0pt solid #7F7F7F" fo:border-top="1.0pt solid #7F7F7F" fo:border-bottom="1.0pt solid #7F7F7F" style:vertical-align="bottom" fo:background-color="#FFCC99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F3F76" style:text-underline-style="none"/>
    </style:style>
    <style:style style:name="Heading 4" style:family="table-cell">
      <style:table-cell-properties style:vertical-align="bottom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44546A" style:text-underline-style="none"/>
    </style:style>
    <style:style style:name="Calculation" style:family="table-cell">
      <style:table-cell-properties fo:border-left="1.0pt solid #7F7F7F" fo:border-right="1.0pt solid #7F7F7F" fo:border-top="1.0pt solid #7F7F7F" fo:border-bottom="1.0pt solid #7F7F7F" style:vertical-align="bottom" fo:background-color="#F2F2F2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A7D00" style:text-underline-style="none"/>
    </style:style>
    <style:style style:name="Good" style:family="table-cell">
      <style:table-cell-properties style:vertical-align="bottom" fo:background-color="#C6EFCE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6100" style:text-underline-style="none"/>
    </style:style>
    <style:style style:name="Heading 3" style:family="table-cell">
      <style:table-cell-properties fo:border-bottom="2.5pt solid #ADCDEA" style:vertical-align="bottom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44546A" style:text-underline-style="none"/>
    </style:style>
    <style:style style:name="CExplanatory Text" style:family="table-cell">
      <style:table-cell-properties style:vertical-align="bottom"/>
      <style:paragraph-properties/>
      <style:text-properties style:font-name="Calibri" style:font-name-asian="Calibri" fo:font-weight="normal" style:font-weight-asian="normal" style:font-weight-complex="normal" fo:font-style="italic" style:font-style-asian="italic" style:font-style-complex="italic" style:text-line-through-style="none" fo:font-size="11pt" style:font-size-asian="11pt" style:font-size-complex="11pt" fo:color="#7F7F7F" style:text-underline-style="none"/>
    </style:style>
    <style:style style:name="Heading 1" style:family="table-cell">
      <style:table-cell-properties fo:border-bottom="2.5pt solid #5B9BD5" style:vertical-align="bottom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5pt" style:font-size-asian="15pt" style:font-size-complex="15pt" fo:color="#44546A" style:text-underline-style="none"/>
    </style:style>
    <style:style style:name="20% - Accent6" style:family="table-cell">
      <style:table-cell-properties style:vertical-align="bottom" fo:background-color="#E2F0D9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itle" style:family="table-cell">
      <style:table-cell-properties style:vertical-align="bottom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44546A" style:text-underline-style="none"/>
    </style:style>
    <style:style style:name="Warning Text" style:family="table-cell">
      <style:table-cell-properties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Followed Hyperlink" style:family="table-cell">
      <style:table-cell-properties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800080" style:text-underline-style="solid" style:text-underline-type="single"/>
    </style:style>
    <style:style style:name="Heading 2" style:family="table-cell">
      <style:table-cell-properties fo:border-bottom="2.5pt solid #5B9BD5" style:vertical-align="bottom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3pt" style:font-size-asian="13pt" style:font-size-complex="13pt" fo:color="#44546A" style:text-underline-style="none"/>
    </style:style>
    <style:style style:name="Check Cell" style:family="table-cell">
      <style:table-cell-properties fo:border-left="3.0pt double #3F3F3F" fo:border-right="3.0pt double #3F3F3F" fo:border-top="3.0pt double #3F3F3F" fo:border-bottom="3.0pt double #3F3F3F" style:vertical-align="bottom" fo:background-color="#A5A5A5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60% - Accent3" style:family="table-cell">
      <style:table-cell-properties style:vertical-align="bottom" fo:background-color="#C9C9C9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Hyperlink" style:family="table-cell">
      <style:table-cell-properties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FF" style:text-underline-style="solid" style:text-underline-type="single"/>
    </style:style>
  </office:styles>
  <office:automatic-styles>
    <style:page-layout style:name="pm1">
      <style:page-layout-properties style:print-orientation="portrait" fo:page-width="8.5in" fo:page-height="11in" style:scale-to="100%" style:print-page-order="ttb" fo:margin-left="0.75in" fo:margin-right="0.75in" fo:margin-top="0.5in" fo:margin-bottom="0.5in" fo:background-color="transparent" style:first-page-number="continue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Zamzar</meta:generator>
    <meta:initial-creator>cicles</meta:initial-creator>
    <meta:creation-date>2025-02-08T16:22:20Z</meta:creation-date>
    <dc:date>2025-02-08T16:42:49Z</dc:date>
    <meta:user-defined meta:name="ICV"/>
    <meta:user-defined meta:name="KSOProductBuildVer">1033-11.1.0.11719</meta:user-defined>
  </office:meta>
</office:document-meta>
</file>